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valonToLog4jLogger.fatalErro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ToLog4jLogger.isFatalError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ToLog4jLogger.isInfo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ToLog4jLogger.debug( String s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ToLog4jLogger.getChildLogg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ToLog4jLogger.fatalError( String s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ToLog4jLogger.info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ToLog4jLogger.isWarn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ToLog4jLogger.erro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ToLog4jLogger.warn( String s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ToLog4jLogger.warn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ToLog4jLogger.isError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ToLog4jLogger.info( String s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ToLog4jLogger.AvalonToLog4jLogger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ToLog4jLogger.isDebug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ToLog4jLogger.error( String s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ToLog4jLogger.debug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